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61495962068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1614959625296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32658736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5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16149596443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6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1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20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54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3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91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68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53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25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47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73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94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614959638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2:02:36.778000000</dc:date>
    <meta:editing-duration>PT5H39M58S</meta:editing-duration>
    <meta:editing-cycles>13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9" meta:word-count="87" meta:character-count="528" meta:non-whitespace-character-count="470"/>
  </office:meta>
</office:document-meta>
</file>